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e1c4" officeooo:paragraph-rsid="0015e1c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fo:font-weight="normal" officeooo:rsid="0015e1c4" officeooo:paragraph-rsid="0015e1c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officeooo:paragraph-rsid="0015e1c4"/>
    </style:style>
    <style:style style:name="P4" style:family="paragraph" style:parent-style-name="Standard">
      <style:text-properties fo:font-size="11pt" fo:font-weight="normal" officeooo:rsid="0018e384" officeooo:paragraph-rsid="0015e1c4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1ac530" officeooo:paragraph-rsid="0015e1c4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officeooo:paragraph-rsid="0015e1c4"/>
    </style:style>
    <style:style style:name="T1" style:family="text">
      <style:text-properties fo:font-size="11pt" fo:font-weight="normal" officeooo:rsid="0015e1c4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8e384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ac53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d5487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f07fd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1f878d" style:font-size-asian="9.60000038146973pt" style:font-weight-asian="normal" style:font-size-complex="11pt" style:font-weight-complex="normal"/>
    </style:style>
    <style:style style:name="T7" style:family="text">
      <style:text-properties officeooo:rsid="0018e384"/>
    </style:style>
    <style:style style:name="T8" style:family="text">
      <style:text-properties officeooo:rsid="001d5487"/>
    </style:style>
    <style:style style:name="T9" style:family="text">
      <style:text-properties officeooo:rsid="001f0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ktikum <text:span text:style-name="T7">3</text:span>:</text:p>
      <text:p text:style-name="P2"/>
      <text:p text:style-name="P2">a.) Was ist der Effekt der Latenzreduzierung durch Pseudo-Parallelität?</text:p>
      <text:p text:style-name="P2"/>
      <text:p text:style-name="P2"><text:tab/><text:span text:style-name="T7">Höhere Auslastung der CPU, bessere Nutzung der Ressourcen und weniger Leerlauf.</text:span></text:p>
      <text:p text:style-name="P2"/>
      <text:p text:style-name="P2">b) Benennen Sie zwei Element<text:span text:style-name="T7">e</text:span> der eigenen Maschinensicht eines Prozesses.</text:p>
      <text:p text:style-name="P2"/>
      <text:p text:style-name="P3"><text:span text:style-name="T1"><text:tab/></text:span><text:span text:style-name="T2">Eigener Adressraum und eigenen CPU Status</text:span></text:p>
      <text:p text:style-name="P4"/>
      <text:p text:style-name="P4">c) Was ist der Unterschied zwischen SIGTERM und SIGKILL?</text:p>
      <text:p text:style-name="P4"/>
      <text:p text:style-name="P3"><text:span text:style-name="T2"><text:tab/></text:span><text:span text:style-name="T3">SIGTERM: Terminiert Prozess, gibt Chance für notwendige Aufräumarbeiten</text:span></text:p>
      <text:p text:style-name="P5"><text:tab/></text:p>
      <text:p text:style-name="P5"><text:tab/>SIGKILL: Terminiert Prozess abrupt!</text:p>
      <text:p text:style-name="P5"/>
      <text:p text:style-name="P5">d) Warum gibt es den Zustandsübergang waiting zu running nicht?</text:p>
      <text:p text:style-name="P5"/>
      <text:p text:style-name="P3"><text:span text:style-name="T3"><text:tab/>Da man sonst einen laufenenden Prozess, abrupt seine </text:span><text:span text:style-name="T5">CPU-</text:span><text:span text:style-name="T3">Rechenzeit “klauen” würde und </text:span><text:span text:style-name="T4">den <text:tab/></text:span><text:span text:style-name="T3">Scheduler </text:span><text:span text:style-name="T4">obsolet machen</text:span><text:span text:style-name="T3">. </text:span><text:span text:style-name="T6">Was dann nicht mehr fair wäre.</text:span></text:p>
      <text:p text:style-name="P5"/>
      <text:p text:style-name="P5">e) Warum gibt es den Zustandsübergang ready zu waiting nicht?</text:p>
      <text:p text:style-name="P5"/>
      <text:p text:style-name="P5"><text:tab/>Warum sollte etwas warten, was noch nicht berrechnet hat ob es warten muss?</text:p>
      <text:p text:style-name="P5"><text:tab/>Der Prozess rechnet im State running.</text:p>
      <text:p text:style-name="P5"/>
      <text:p text:style-name="P5">f) Es ist kein Prozess aktuell lauffähig, was macht das Betriebssystem?</text:p>
      <text:p text:style-name="P5"><text:tab/></text:p>
      <text:p text:style-name="P5"><text:tab/>Idlen oder CPU anhalten.</text:p>
      <text:p text:style-name="P5"/>
      <text:p text:style-name="P5">g) Wovon hängt die Implementierung eines Kontextwechsels primär ab?</text:p>
      <text:p text:style-name="P5"/>
      <text:p text:style-name="P5"><text:tab/>Vom Befehlssatz. Der Zustand muss sich nach einem Contextwechsel genau wieder herstellen lassen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1T09:08:20.637374464</meta:creation-date>
    <dc:date>2020-05-15T12:01:05.123113674</dc:date>
    <meta:editing-duration>PT38M19S</meta:editing-duration>
    <meta:editing-cycles>7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19" meta:word-count="157" meta:character-count="1091" meta:non-whitespace-character-count="939"/>
  </office:meta>
</office:document-meta>
</file>